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M Roman Slanted 10"/>
    </style:style>
    <style:style style:name="P2" style:family="paragraph" style:parent-style-name="Standard">
      <style:paragraph-properties fo:text-align="center" style:justify-single-word="false"/>
      <style:text-properties style:font-name="LM Roman Slanted 10"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M Roman Slanted 10" officeooo:rsid="00182d82" officeooo:paragraph-rsid="00182d82"/>
    </style:style>
    <style:style style:name="P4" style:family="paragraph" style:parent-style-name="Standard">
      <style:text-properties style:font-name="LM Roman Slanted 10" fo:font-weight="bold" officeooo:rsid="00182d82" officeooo:paragraph-rsid="00182d82" style:font-weight-asian="bold" style:font-weight-complex="bold"/>
    </style:style>
    <style:style style:name="P5" style:family="paragraph" style:parent-style-name="Standard">
      <style:text-properties style:font-name="LM Roman Slanted 10" fo:font-weight="bold" officeooo:rsid="00182d82" officeooo:paragraph-rsid="002266dd" style:font-weight-asian="bold" style:font-weight-complex="bold"/>
    </style:style>
    <style:style style:name="P6" style:family="paragraph" style:parent-style-name="Standard">
      <style:text-properties style:font-name="LM Roman Slanted 10" fo:font-weight="bold" officeooo:rsid="001952f9" officeooo:paragraph-rsid="001952f9" style:font-weight-asian="bold" style:font-weight-complex="bold"/>
    </style:style>
    <style:style style:name="P7" style:family="paragraph" style:parent-style-name="Standard">
      <style:text-properties style:font-name="LM Roman Slanted 10" fo:font-weight="bold" officeooo:rsid="001dc89e" officeooo:paragraph-rsid="001dc89e" style:font-weight-asian="bold" style:font-weight-complex="bold"/>
    </style:style>
    <style:style style:name="P8" style:family="paragraph" style:parent-style-name="Standard">
      <style:text-properties style:font-name="LM Roman Slanted 10" fo:font-weight="bold" officeooo:rsid="002266dd" officeooo:paragraph-rsid="002266dd" style:font-weight-asian="bold" style:font-weight-complex="bold"/>
    </style:style>
    <style:style style:name="P9" style:family="paragraph" style:parent-style-name="Standard">
      <style:text-properties style:font-name="LM Roman Slanted 10" fo:font-weight="bold" officeooo:rsid="00257c12" officeooo:paragraph-rsid="00257c12" style:font-weight-asian="bold" style:font-weight-complex="bold"/>
    </style:style>
    <style:style style:name="P10" style:family="paragraph" style:parent-style-name="Standard">
      <style:text-properties style:font-name="LM Roman Slanted 10" fo:font-weight="bold" officeooo:rsid="002aee4f" officeooo:paragraph-rsid="002aee4f" style:font-weight-asian="bold" style:font-weight-complex="bold"/>
    </style:style>
    <style:style style:name="P11" style:family="paragraph" style:parent-style-name="Standard">
      <style:text-properties style:font-name="LM Roman Slanted 10" fo:font-weight="normal" officeooo:rsid="001952f9" officeooo:paragraph-rsid="001ae44d" style:font-weight-asian="normal" style:font-weight-complex="normal"/>
    </style:style>
    <style:style style:name="P12" style:family="paragraph" style:parent-style-name="Standard">
      <style:text-properties style:font-name="LM Roman Slanted 10" fo:font-weight="normal" officeooo:rsid="002fcfe8" officeooo:paragraph-rsid="002fcfe8" style:font-weight-asian="normal" style:font-weight-complex="normal"/>
    </style:style>
    <style:style style:name="P13" style:family="paragraph" style:parent-style-name="Standard">
      <style:text-properties style:font-name="LM Roman Slanted 10" fo:font-weight="normal" officeooo:rsid="0033cf8e" officeooo:paragraph-rsid="0033cf8e" style:font-weight-asian="normal" style:font-weight-complex="normal"/>
    </style:style>
    <style:style style:name="P14" style:family="paragraph" style:parent-style-name="Standard">
      <style:text-properties style:font-name="LM Roman Slanted 10" fo:font-weight="normal" officeooo:rsid="003abc78" officeooo:paragraph-rsid="003abc78" style:font-weight-asian="normal" style:font-weight-complex="normal"/>
    </style:style>
    <style:style style:name="P15" style:family="paragraph" style:parent-style-name="Standard">
      <style:text-properties style:font-name="LM Roman Slanted 10" officeooo:paragraph-rsid="001952f9"/>
    </style:style>
    <style:style style:name="P16" style:family="paragraph" style:parent-style-name="Standard">
      <style:text-properties style:font-name="LM Roman Slanted 10" style:text-underline-style="solid" style:text-underline-width="auto" style:text-underline-color="font-color"/>
    </style:style>
    <style:style style:name="P17" style:family="paragraph" style:parent-style-name="Standard">
      <style:text-properties style:font-name="LM Roman Slanted 10" style:text-underline-style="solid" style:text-underline-width="auto" style:text-underline-color="font-color" fo:font-weight="bold" officeooo:rsid="00182d82" officeooo:paragraph-rsid="00182d82" style:font-weight-asian="bold" style:font-weight-complex="bold"/>
    </style:style>
    <style:style style:name="P18" style:family="paragraph" style:parent-style-name="Standard">
      <style:text-properties style:font-name="LM Roman Slanted 10" style:text-underline-style="solid" style:text-underline-width="auto" style:text-underline-color="font-color" fo:font-weight="bold" officeooo:rsid="001952f9" officeooo:paragraph-rsid="001ae44d" style:font-weight-asian="bold" style:font-weight-complex="bold"/>
    </style:style>
    <style:style style:name="P19" style:family="paragraph" style:parent-style-name="Standard">
      <style:text-properties officeooo:paragraph-rsid="0023f7c0"/>
    </style:style>
    <style:style style:name="T1" style:family="text">
      <style:text-properties fo:font-weight="bold" style:font-weight-asian="bold" style:font-weight-complex="bold"/>
    </style:style>
    <style:style style:name="T2" style:family="text">
      <style:text-properties fo:font-weight="bold" officeooo:rsid="001952f9" style:font-weight-asian="bold" style:font-weight-complex="bold"/>
    </style:style>
    <style:style style:name="T3" style:family="text">
      <style:text-properties fo:font-weight="bold" officeooo:rsid="001ca1b3" style:font-weight-asian="bold" style:font-weight-complex="bold"/>
    </style:style>
    <style:style style:name="T4" style:family="text">
      <style:text-properties officeooo:rsid="001952f9"/>
    </style:style>
    <style:style style:name="T5" style:family="text">
      <style:text-properties style:font-name="LM Roman Slanted 10" fo:font-weight="normal" officeooo:rsid="00182d82" style:font-weight-asian="normal" style:font-weight-complex="normal"/>
    </style:style>
    <style:style style:name="T6" style:family="text">
      <style:text-properties style:font-name="LM Roman Slanted 10" fo:font-weight="normal" officeooo:rsid="0020984e" style:font-weight-asian="normal" style:font-weight-complex="normal"/>
    </style:style>
    <style:style style:name="T7" style:family="text">
      <style:text-properties style:font-name="LM Roman Slanted 10" fo:font-weight="normal" officeooo:rsid="00226612" style:font-weight-asian="normal" style:font-weight-complex="normal"/>
    </style:style>
    <style:style style:name="T8" style:family="text">
      <style:text-properties style:font-name="LM Roman Slanted 10" fo:font-weight="normal" officeooo:rsid="0023f7c0" style:font-weight-asian="normal" style:font-weight-complex="normal"/>
    </style:style>
    <style:style style:name="T9" style:family="text">
      <style:text-properties style:font-name="LM Roman Slanted 10" fo:font-weight="bold" officeooo:rsid="00182d8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952f9" style:font-weight-asian="normal" style:font-weight-complex="normal"/>
    </style:style>
    <style:style style:name="T12" style:family="text">
      <style:text-properties fo:font-weight="normal" officeooo:rsid="0020984e" style:font-weight-asian="normal" style:font-weight-complex="normal"/>
    </style:style>
    <style:style style:name="T13" style:family="text">
      <style:text-properties fo:font-weight="normal" officeooo:rsid="002266dd" style:font-weight-asian="normal" style:font-weight-complex="normal"/>
    </style:style>
    <style:style style:name="T14" style:family="text">
      <style:text-properties fo:font-weight="normal" officeooo:rsid="002746e4" style:font-weight-asian="normal" style:font-weight-complex="normal"/>
    </style:style>
    <style:style style:name="T15" style:family="text">
      <style:text-properties fo:font-weight="normal" officeooo:rsid="00285a00" style:font-weight-asian="normal" style:font-weight-complex="normal"/>
    </style:style>
    <style:style style:name="T16" style:family="text">
      <style:text-properties fo:font-weight="normal" officeooo:rsid="0028acba" style:font-weight-asian="normal" style:font-weight-complex="normal"/>
    </style:style>
    <style:style style:name="T17" style:family="text">
      <style:text-properties fo:font-weight="normal" officeooo:rsid="002b1466" style:font-weight-asian="normal" style:font-weight-complex="normal"/>
    </style:style>
    <style:style style:name="T18" style:family="text">
      <style:text-properties fo:font-weight="normal" officeooo:rsid="002da4e2" style:font-weight-asian="normal" style:font-weight-complex="normal"/>
    </style:style>
    <style:style style:name="T19" style:family="text">
      <style:text-properties officeooo:rsid="00308cb3"/>
    </style:style>
    <style:style style:name="T20" style:family="text">
      <style:text-properties officeooo:rsid="003257df"/>
    </style:style>
    <style:style style:name="T21" style:family="text">
      <style:text-properties officeooo:rsid="0035304d"/>
    </style:style>
    <style:style style:name="T22" style:family="text">
      <style:text-properties officeooo:rsid="00366f47"/>
    </style:style>
    <style:style style:name="T23" style:family="text">
      <style:text-properties officeooo:rsid="00382207"/>
    </style:style>
    <style:style style:name="T24" style:family="text">
      <style:text-properties officeooo:rsid="0038d9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2— Structured Prediction for Parts-of-Speech Classfication</text:p>
      <text:p text:style-name="P3">Avichai Ben-David, 203455126, avichai</text:p>
      <text:p text:style-name="P3">Maor Ivgi, 204083141, maor_i</text:p>
      <text:p text:style-name="P1"/>
      <text:p text:style-name="P16"><text:span text:style-name="T1">MLE Estimation</text:span></text:p>
      <text:p text:style-name="P1"><text:span text:style-name="T1">Question:</text:span> Use increasing proportions of the data (10%, 25%, 50%, 90%) for MLE estimation, and evaluate the learned model on 10% of the remaining data (with several repeats). How did the model perform? How did you measure performance, can you think of another measure? provide figures/data as necessary.</text:p>
      <text:p text:style-name="P1"/>
      <text:p text:style-name="P19"><text:span text:style-name="T9">Answer:</text:span><text:span text:style-name="T5"> </text:span><text:span text:style-name="T6">In order to measure performance differences between different sizes of training data, we used two measures: LogLikelihood and Test Error. We also tried few more </text:span><text:span text:style-name="T8">measurements</text:span><text:span text:style-name="T6"> like learning time (minor difference as we can see below), Percentage of sentences we got completely right (which was very similar to our Test Error) and </text:span><text:span text:style-name="T7">Train error. </text:span><text:span text:style-name="T8">In order to account for the randomality in the data choice and prove our invariance to different training\test sets, we repeated the measurements 5 times, and averaged the results.</text:span></text:p>
      <text:p text:style-name="P5"><text:span text:style-name="T13"/></text:p>
      <text:p text:style-name="P8"><text:span text:style-name="T10"><text:tab/><text:tab/><text:tab/><text:tab/><text:tab/>TODO – Image</text:span></text:p>
      <text:p text:style-name="P8"><text:span text:style-name="T10"/></text:p>
      <text:p text:style-name="P9"><text:span text:style-name="T10">In order to calculate LL of the test data given the ML estimation, we used the formula derived in class, normalized by the number of sentences (number of iterations in the original multiplication in the formula). </text:span><text:span text:style-name="T14">We know that our motivation was to maximize this value (since log is a monotonic function and we want to maximize the likelihood). We can clearly see that the LL was significantly increases with respect to the size of the training set. </text:span><text:span text:style-name="T15">We concluded that given more data, our estimation of the world was improved and unseen data (drawn from the same </text:span><text:span text:style-name="T16">distribution under the HMM assumption) ‘seemed’ more likely.</text:span></text:p>
      <text:p text:style-name="P9"><text:span text:style-name="T16"/></text:p>
      <text:p text:style-name="P9"><text:span text:style-name="T16"/></text:p>
      <text:p text:style-name="P10"><text:span text:style-name="T10">To calculate an estimator test error, we ran the </text:span><text:span text:style-name="T17">Vi</text:span><text:span text:style-name="T10">terbi </text:span><text:span text:style-name="T17">algorithm</text:span><text:span text:style-name="T10"> for </text:span><text:span text:style-name="T17">inference</text:span><text:span text:style-name="T10"> using the estimated distributions on the test data, and measured the number of words (single POS in a sentence) we got wrong, divided by the total count of words in the test data. </text:span><text:span text:style-name="T17">Other possible ways to measure this error would have been to count number of correct sentences, number of correct transitions or ‘punish’ more on longer sequences of being wrong. Looking at the results there could be no doubt left – more train data equals better results.</text:span></text:p>
      <text:p text:style-name="P5"><text:span text:style-name="T13"/></text:p>
      <text:p text:style-name="P5"><text:span text:style-name="T13"/></text:p>
      <text:p text:style-name="P5"><text:span text:style-name="T12"><text:s/></text:span></text:p>
      <text:p text:style-name="P5"><text:span text:style-name="T12"/></text:p>
      <text:p text:style-name="P4"/>
      <text:p text:style-name="P17"><text:soft-page-break/>Inference</text:p>
      <text:p text:style-name="P15"><text:span text:style-name="T2">Question:</text:span><text:span text:style-name="T11"> </text:span><text:s/>How can you verify that your algorithm <text:span text:style-name="T4">[Viterbi]</text:span> works properly?</text:p>
      <text:p text:style-name="P6">Answer:<text:span text:style-name="T10"> </text:span><text:span text:style-name="T18">There is actually two parts of this question – first, we had to verify that the non-general Viterbi works properly, and then, we had to make sure the general version works as well.</text:span></text:p>
      <text:p text:style-name="P6"/>
      <text:p text:style-name="P12">To test the initial version of the algorithm, we used two techniques. First, we measured our train error (using the same method described in the previous question) and made sure it is very small disregarding the percentage of the data used to train. Also, we sampled new data using the estimated distribution, and measured our error on it.</text:p>
      <text:p text:style-name="P12"/>
      <text:p text:style-name="P12">We can see in the graph below that our train error is indeed very small, although gets a bit higher when more data is involved. This is to be expected since more data means more generality needed to fit everything (we can’t be too ‘overfitted’).</text:p>
      <text:p text:style-name="P12"/>
      <text:p text:style-name="P14">TODO – Error Image</text:p>
      <text:p text:style-name="P12"/>
      <text:p text:style-name="P12">The point in measuring the error on sampled data was that if everything is right (assuming sampling is done correctly), our error should be very small, and very similar to the train data. This should be the case regardless of the distribution estimators. When fixing distribution <text:span text:style-name="T19">parameters</text:span> and using them both to sample data and to infer, the results should show good correspondence, I.e low error. Sin<text:span text:style-name="T20">c</text:span>e our <text:span text:style-name="T19">estimators</text:span> were the argmax for the LL on the train set, it means sampled data should be completely matching to our estimation of the generative model of the training data, thus similar error rates. <text:span text:style-name="T19">As we can see below, our assumptions were matched.</text:span></text:p>
      <text:p text:style-name="P12"/>
      <text:p text:style-name="P13">Next, we moved to the general Viterbi algorithm. Testing it was easy – we built the phi mapping and weight function which corresponds to the former algorithm, and measured both algorithms results on the data sets (train, sampled and test). In fact, as we expected the result were almost the same, except a small improvement when moving to the general inference algorithm. This improvement could be explain<text:span text:style-name="T22">e</text:span>d by numeric differences. In the first implem<text:span text:style-name="T23">e</text:span>ntation, we didn’t use log-space so when working with a lot of data, underflow could occur which will affect the results (especially in ling sentences). The general form however is <text:span text:style-name="T23">immutable</text:span> to this problem si<text:span text:style-name="T23">n</text:span>ce it uses log-space in all the ‘<text:span text:style-name="T24">problematic</text:span>’ parts.</text:p>
      <text:p text:style-name="P13"/>
      <text:p text:style-name="P13"/>
      <text:p text:style-name="P18">Alternative Models:</text:p>
      <text:p text:style-name="P11"><text:span text:style-name="T3">Task: </text:span>Now that everything is ready, we can start experimenting with alternative models - Try another model, that uses word suffixes (2 or 3 letter long), pairs of words, or any other feature <text:soft-page-break/>you can think of. Show training curves for the different models. Try and explain any differences (or lack there of).</text:p>
      <text:p text:style-name="P7">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1" svg:font-family="'Lucida Sans'" style:font-family-generic="swiss"/>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9:42:43.366764363</meta:creation-date>
    <dc:date>2016-12-19T20:39:54.985975290</dc:date>
    <meta:editing-duration>PT56M57S</meta:editing-duration>
    <meta:editing-cycles>33</meta:editing-cycles>
    <meta:generator>LibreOffice/5.2.0.4$Linux_X86_64 LibreOffice_project/20m0$Build-4</meta:generator>
    <meta:document-statistic meta:table-count="0" meta:image-count="0" meta:object-count="0" meta:page-count="3" meta:paragraph-count="21" meta:word-count="781" meta:character-count="4728" meta:non-whitespace-character-count="3955"/>
  </office:meta>
</office:document-meta>
</file>